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>
      <style:text-properties fo:font-weight="normal" style:font-weight-asian="normal" style:font-weight-complex="normal"/>
    </style:style>
    <style:style style:name="P12" style:family="paragraph" style:parent-style-name="Standard" style:list-style-name="L5">
      <style:text-properties fo:font-weight="normal" style:font-weight-asian="normal" style:font-weight-complex="normal"/>
    </style:style>
    <style:style style:name="P13" style:family="paragraph" style:parent-style-name="Standard" style:list-style-name="L4">
      <style:text-properties fo:font-weight="bold" style:font-weight-asian="bold" style:font-weight-complex="bold"/>
    </style:style>
    <style:style style:name="P14" style:family="paragraph" style:parent-style-name="Standard" style:list-style-name="L6">
      <style:text-properties fo:font-weight="bold" style:font-weight-asian="bold" style:font-weight-complex="bold"/>
    </style:style>
    <style:style style:name="P15" style:family="paragraph" style:parent-style-name="Standard" style:list-style-name="L7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 style:list-style-name="L8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0c36d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9" style:family="paragraph" style:parent-style-name="Standard">
      <style:text-properties officeooo:paragraph-rsid="000c36dc"/>
    </style:style>
    <style:style style:name="P20" style:family="paragraph" style:parent-style-name="Standard">
      <style:text-properties officeooo:paragraph-rsid="000daf4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Times New Roman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579d1c"/>
    </style:style>
    <style:style style:name="T11" style:family="text">
      <style:text-properties style:font-name="Times New Roman1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Times New Roman"/>
    </style:style>
    <style:style style:name="T16" style:family="text">
      <style:text-properties style:text-position="0% 100%" style:font-name="Times New Roman1"/>
    </style:style>
    <style:style style:name="T17" style:family="text">
      <style:text-properties fo:font-variant="normal" fo:text-transform="none" fo:color="#d45129" style:font-name="monospace" fo:font-size="9pt" fo:letter-spacing="normal" fo:font-style="normal"/>
    </style:style>
    <style:style style:name="T18" style:family="text">
      <style:text-properties fo:font-variant="normal" fo:text-transform="none" fo:color="#333333" fo:letter-spacing="normal"/>
    </style:style>
    <style:style style:name="T19" style:family="text">
      <style:text-properties officeooo:rsid="000b3738"/>
    </style:style>
    <style:style style:name="T20" style:family="text">
      <style:text-properties officeooo:rsid="000c36d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P 2<text:span text:style-name="T19">2</text:span> : Transfert thermique</text:p>
      <text:p text:style-name="Standard"/>
      <text:p text:style-name="Standard"><text:span text:style-name="T1">Élément imposé</text:span> : Refroidissement d'un ordinateur (leçon Joachim + Olivier PC/PC*), profil thermique de l'atmosphère (leçon Fenril), résistance thermique, loi de Newton, rayonnement du Soleil à la Terre (exemple Sanz PC/PC*), rouleau de Rayleigh Bénard</text:p>
      <text:p text:style-name="Standard"/>
      <text:p text:style-name="Standard"><text:span text:style-name="T1">Niveau</text:span><text:span text:style-name="T3"> : L2</text:span></text:p>
      <text:p text:style-name="Standard"/>
      <text:p text:style-name="Standard"><text:span text:style-name="T1">Prérequis</text:span> : </text:p>
      <text:list xml:id="list3103818966" text:style-name="L1">
        <text:list-item>
          <text:p text:style-name="P9">Thermodynamique : 1<text:span text:style-name="T4">e</text:span> et 2<text:span text:style-name="T4">nd</text:span> principes (L1)</text:p>
        </text:list-item>
        <text:list-item>
          <text:p text:style-name="P9">Diffusion des particules (L2) ??</text:p>
        </text:list-item>
        <text:list-item>
          <text:p text:style-name="P9">Électrocinétique – circuit linéaire ? <text:s/>(L1)</text:p>
        </text:list-item>
        <text:list-item>
          <text:p text:style-name="P9">Régimes transitoires (L1)</text:p>
        </text:list-item>
        <text:list-item>
          <text:p text:style-name="P9">Loi de Wien</text:p>
        </text:list-item>
        <text:list-item>
          <text:p text:style-name="P9">Descritpion des modes de transferts thermiques (TS)</text:p>
        </text:list-item>
        <text:list-item>
          <text:p text:style-name="P9">Loi d'Ohm, résistance électrique (secondaire)</text:p>
        </text:list-item>
      </text:list>
      <text:p text:style-name="Standard"/>
      <text:p text:style-name="Standard"><text:span text:style-name="T1">Biblio</text:span> : </text:p>
      <text:list xml:id="list1003443477" text:style-name="L2">
        <text:list-item>
          <text:p text:style-name="P10">Perez, Thermodynamique</text:p>
        </text:list-item>
        <text:list-item>
          <text:p text:style-name="P10">Fruchart Physique expérimentale,</text:p>
        </text:list-item>
      </text:list>
      <text:p text:style-name="Standard"/>
      <text:p text:style-name="P7"><text:span text:style-name="T18"> </text:span><text:a xlink:type="simple" xlink:href="https://www.youtube.com/watch?v=CkRbEC4-zgg" office:target-frame-name="_blank" xlink:show="new" text:style-name="Internet_20_link" text:visited-style-name="Visited_20_Internet_20_Link"><text:span text:style-name="T17">https://www.youtube.com/watch?v=CkRbEC4-zgg</text:span></text:a> (convestion)</text:p>
      <text:p text:style-name="P8"><text:span text:style-name="T18"> </text:span><text:a xlink:type="simple" xlink:href="https://www.youtube.com/watch?v=0BdRaWFR2IM" office:target-frame-name="_blank" xlink:show="new" text:style-name="Internet_20_link" text:visited-style-name="Visited_20_Internet_20_Link"><text:span text:style-name="T17">https://www.youtube.com/watch?v=0BdRaWFR2IM</text:span></text:a> <text:s/>(à 1 min20) (convection)</text:p>
      <text:p text:style-name="P8"><text:a xlink:type="simple" xlink:href="https://www.youtube.com/watch?v=9joLYfayee8" office:target-frame-name="_blank" xlink:show="new" text:style-name="Internet_20_link" text:visited-style-name="Visited_20_Internet_20_Link"><text:span text:style-name="T17">https://www.youtube.com/watch?v=9joLYfayee8</text:span></text:a> (conduction)</text:p>
      <text:p text:style-name="P8"><text:span text:style-name="T18"> </text:span><text:a xlink:type="simple" xlink:href="https://www.youtube.com/watch?v=vg5k6t6uZwE" office:target-frame-name="_blank" xlink:show="new" text:style-name="Internet_20_link" text:visited-style-name="Visited_20_Internet_20_Link"><text:span text:style-name="T17">https://www.youtube.com/watch?v=vg5k6t6uZwE</text:span></text:a> (conduction casserole sans convection)</text:p>
      <text:p text:style-name="P8"><text:a xlink:type="simple" xlink:href="http://scphysiques.free.fr/animations/anims/meca/flux_thermique.swf" office:target-frame-name="_blank" xlink:show="new" text:style-name="Internet_20_link" text:visited-style-name="Visited_20_Internet_20_Link"><text:span text:style-name="T17">http://scphysiques.free.fr/animations/anims/meca/flux_thermique.swf</text:span></text:a> (flux et resistance thq)</text:p>
      <text:p text:style-name="Standard"/>
      <text:p text:style-name="Standard"><text:span text:style-name="T1">Introduction pédagogique</text:span> : </text:p>
      <text:p text:style-name="P5">Leçon niveau L2 car fait appel à plusieurs notions de physique que les élèves doivent maîtriser.</text:p>
      <text:p text:style-name="P5">On va réutiliser les connaissances sur le corps noirs pour parler du rayonnement </text:p>
      <text:p text:style-name="P5">Il faudra aussi que l'élève soit familier avec le premier principe de la thermodynamique</text:p>
      <text:p text:style-name="P5">Dans le secondaire les élèves parlent déjà des différents transfert thermique, ils connaissent déjà les modes de transfert mais que de façon descriptive.</text:p>
      <text:p text:style-name="P5">On utilisera tout au long de la leçon une expérience avec une barre de cuivre qu'on chauffe à une extrémité</text:p>
      <text:p text:style-name="P5">On fera également le choix de se limiter à la considération de problème unidimensionnelle en repère cartésien pour décrire les transferts thermiques, d'autres situations avec un repère cylindrique par exemple pour être envisagé dans le cadre de TD </text:p>
      <text:p text:style-name="P5">Difficultés : bilan : on va le faire pas à pas avec schéma</text:p>
      <text:p text:style-name="P5">TD : 3D, bilan sur une maison, ailette de refroidissement, approche doc : modèle thermodynamique de la Terre</text:p>
      <text:p text:style-name="Standard">TP : barre calorifugée (présentée ici), convection. </text:p>
      <text:p text:style-name="Standard"/>
      <text:p text:style-name="P1"><text:tab/>Introduction</text:p>
      <text:p text:style-name="P3">Transfert thermique : Échange d’énergie thermique sous forme de chaleur.</text:p>
      <text:p text:style-name="P3"><text:s/>Notion que vous avez déjà abordé au lycée, aujourd'hui on va voir ces phénomènes plus en détails.</text:p>
      <text:p text:style-name="P3">Rappel Slide des 3 modes :</text:p>
      <text:list xml:id="list2770910809" text:style-name="L3">
        <text:list-item>
          <text:p text:style-name="P11">rayonnement, les rayons du soleil nous chauffent</text:p>
        </text:list-item>
        <text:list-item>
          <text:p text:style-name="P11">convection </text:p>
        </text:list-item>
        <text:list-item>
          <text:p text:style-name="P11">diffusion :</text:p>
        </text:list-item>
      </text:list>
      <text:p text:style-name="P3"/>
      <text:p text:style-name="P3"><text:span text:style-name="T1">Objectif </text:span><text:span text:style-name="T3">: </text:span>Comprendre et savoir modéliser les différents modes de transfert thermique.</text:p>
      <text:list xml:id="list646513474" text:style-name="L4">
        <text:list-item>
          <text:list>
            <text:list-item>
              <text:list>
                <text:list-header>
                  <text:p text:style-name="P13"><text:soft-page-break/></text:p>
                </text:list-header>
              </text:list>
            </text:list-item>
          </text:list>
        </text:list-item>
      </text:list>
      <text:p text:style-name="P1"><text:tab/>I. Conduction</text:p>
      <text:p text:style-name="P3">Transfert thermique au sein d'un support matériel sans mouvement macroscopique de matière. </text:p>
      <text:p text:style-name="P3"/>
      <text:p text:style-name="P3"><text:tab/><text:span text:style-name="T8">A. Le flux thermique </text:span></text:p>
      <text:p text:style-name="P4">Rappel : la température modélise au niveau microscopique l'agitation des molécules</text:p>
      <text:p text:style-name="P5"><text:span text:style-name="T9">La diffusion c'est un transfert de proche en proche sans mouvement macroscopique de matière (slide) . Ell</text:span>e met en jeu des chocs ou vibrations des particules du support qui transmettent ainsi leur énergie cinétique. Ce phénomène a lieu lorsque le support présente une inhomogénéité de température, et se fait des zones de température élevée vers les zones de températures faibles. </text:p>
      <text:p text:style-name="P4">Pour caractériser ce transfert d'énergie, on utilise le vecteur densité de courant j.</text:p>
      <text:p text:style-name="P4">La quantité d'énergie qui traverse une surface dS entre t et t+dt vaut : schéma</text:p>
      <text:p text:style-name="P4"><draw:frame draw:style-name="fr1" draw:name="Objet13" text:anchor-type="as-char" svg:y="-0.418cm" svg:width="4.149cm" svg:height="0.572cm" draw:z-index="0"><draw:object xlink:href="./Object 13" xlink:type="simple" xlink:show="embed" xlink:actuate="onLoad"/><draw:image xlink:href="./ObjectReplacements/Object 13" xlink:type="simple" xlink:show="embed" xlink:actuate="onLoad"/><svg:desc>formule</svg:desc></draw:frame>→ j en Jm<text:span text:style-name="T4">-2</text:span>s<text:span text:style-name="T4">-1</text:span> = Wm<text:span text:style-name="T4">-2</text:span>, j est donc une puissance par m<text:span text:style-name="T4">2 </text:span></text:p>
      <text:p text:style-name="P4">On peut définir le flux thermique phi : la puissance du transfert thermiques <draw:frame draw:style-name="fr1" draw:name="Objet14" text:anchor-type="as-char" svg:y="-0.443cm" svg:width="2.868cm" svg:height="0.596cm" draw:z-index="1"><draw:object xlink:href="./Object 14" xlink:type="simple" xlink:show="embed" xlink:actuate="onLoad"/><draw:image xlink:href="./ObjectReplacements/Object 14" xlink:type="simple" xlink:show="embed" xlink:actuate="onLoad"/><svg:desc>formule</svg:desc></draw:frame><text:s/></text:p>
      <text:p text:style-name="P4">→<draw:frame draw:style-name="fr1" draw:name="Objet15" text:anchor-type="as-char" svg:y="-0.462cm" svg:width="2.72cm" svg:height="0.637cm" draw:z-index="2"><draw:object xlink:href="./Object 15" xlink:type="simple" xlink:show="embed" xlink:actuate="onLoad"/><draw:image xlink:href="./ObjectReplacements/Object 15" xlink:type="simple" xlink:show="embed" xlink:actuate="onLoad"/><svg:desc>formule</svg:desc></draw:frame> en W</text:p>
      <text:p text:style-name="P4"/>
      <text:p text:style-name="P3"><text:span text:style-name="T7">Transition</text:span> : Comment déterminer j ?</text:p>
      <text:p text:style-name="P3"/>
      <text:p text:style-name="P3"><text:tab/><text:span text:style-name="T8">B. Loi de Fourier</text:span></text:p>
      <text:p text:style-name="P6">Fourier en 1822 démontre expérimentalement un loi pour la densité de courant thermique </text:p>
      <text:p text:style-name="P6">Loi de Fourier :<draw:frame draw:style-name="fr1" draw:name="Objet16" text:anchor-type="as-char" svg:y="-0.446cm" svg:width="2.623cm" svg:height="0.536cm" draw:z-index="10"><draw:object xlink:href="./Object 16" xlink:type="simple" xlink:show="embed" xlink:actuate="onLoad"/><draw:image xlink:href="./ObjectReplacements/Object 16" xlink:type="simple" xlink:show="embed" xlink:actuate="onLoad"/></draw:frame> avec λ la conductivité thermique en Wm<text:span text:style-name="T4">-1</text:span>K<text:span text:style-name="T4">-1</text:span></text:p>
      <text:p text:style-name="P6">Comment interpréter cette loi ? Soit une barre de taille l alignée selon un axe x. En entrée une température T1 &gt; T2 qui est la température en sortie. On a donc grad(T) qui est le variation de la température selon l'axe, on remarque qu'elle diminue donc gard(T) &lt;0, <text:s/>le vecteur densité de flux thermique est dirigée selon des zones les plus chaudes vers les zones les plus froides</text:p>
      <text:p text:style-name="P5"><text:span text:style-name="T13">Limites :</text:span> si le gradient est trop fort, on ne peut pas l’approcher par une loi linéaire ou encore si la température varie trop rapidement, l’établissement du flux thermique n’est plus instantané et il y a un retard dans l’établissement du flux thermique. Mise en défaut également si le milieu est non isotrope. </text:p>
      <text:p text:style-name="P6">λ dépend du matériau (slide) elle renvoie à l'aptitude d'un matériau à conduire la chaleur. (ex : cueillière en bois et pas en métal)</text:p>
      <text:p text:style-name="P3"/>
      <text:p text:style-name="P3">Remarque : analogue a la loi d'Ohm : <draw:frame draw:style-name="fr1" draw:name="Objet17" text:anchor-type="as-char" svg:y="-0.445cm" svg:width="2.665cm" svg:height="0.536cm" draw:z-index="3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3">En poussant l'analogie plus loin on peut aussi définir une résistance thermiques</text:p>
      <text:p text:style-name="P3"><draw:frame draw:style-name="fr1" draw:name="Objet18" text:anchor-type="as-char" svg:y="-0.619cm" svg:width="3.157cm" svg:height="0.998cm" draw:z-index="4"><draw:object xlink:href="./Object 18" xlink:type="simple" xlink:show="embed" xlink:actuate="onLoad"/><draw:image xlink:href="./ObjectReplacements/Object 18" xlink:type="simple" xlink:show="embed" xlink:actuate="onLoad"/><svg:desc>formule</svg:desc></draw:frame>↔ <draw:frame draw:style-name="fr1" draw:name="Objet19" text:anchor-type="as-char" svg:y="-0.619cm" svg:width="2.893cm" svg:height="0.998cm" draw:z-index="5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3"/>
      <text:p text:style-name="P3">On aimerait bien avoir une équation pour trouver l'évolution de T dans la barre, a 1D</text:p>
      <text:p text:style-name="P3">Bilan local d'énergie</text:p>
      <text:p text:style-name="P3">On utilise le 1er principe sur une tranche d'épaisseur dx, hypoyhèses : unidimensionnel, pas de mouvement macro, système fermé et indéformable, calorifugé. On a un flux entrant et un flux sortant.</text:p>
      <text:p text:style-name="P3">Faire schéma</text:p>
      <text:list xml:id="list3562360229" text:style-name="L5">
        <text:list-header>
          <text:p text:style-name="P12"><draw:frame draw:style-name="fr1" draw:name="Objet20" text:anchor-type="as-char" svg:y="-1.335cm" svg:width="11.345cm" svg:height="2.521cm" draw:z-index="6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</text:list-header>
      </text:list>
      <text:p text:style-name="P3">Or <draw:frame draw:style-name="fr1" draw:name="Objet21" text:anchor-type="as-char" svg:y="-0.619cm" svg:width="2.037cm" svg:height="0.998cm" draw:z-index="7"><draw:object xlink:href="./Object 21" xlink:type="simple" xlink:show="embed" xlink:actuate="onLoad"/><draw:image xlink:href="./ObjectReplacements/Object 21" xlink:type="simple" xlink:show="embed" xlink:actuate="onLoad"/><svg:desc>formule</svg:desc></draw:frame>→ <draw:frame draw:style-name="fr1" draw:name="Objet22" text:anchor-type="as-char" svg:y="-0.681cm" svg:width="2.796cm" svg:height="1.118cm" draw:z-index="8"><draw:object xlink:href="./Object 22" xlink:type="simple" xlink:show="embed" xlink:actuate="onLoad"/><draw:image xlink:href="./ObjectReplacements/Object 22" xlink:type="simple" xlink:show="embed" xlink:actuate="onLoad"/><svg:desc>formule</svg:desc></draw:frame>Equation de diffusion</text:p>
      <text:p text:style-name="P3">Remarque : Ce phénomène est irréversible : si on fait la transformation t → −t, on obtient l’opposé <text:soft-page-break/>de cette équation. </text:p>
      <text:p text:style-name="P3"><draw:frame draw:style-name="fr1" draw:name="Objet1" text:anchor-type="as-char" svg:y="-0.492cm" svg:width="1.792cm" svg:height="0.887cm" draw:z-index="12"><draw:object xlink:href="./Object 1" xlink:type="simple" xlink:show="embed" xlink:actuate="onLoad"/><draw:image xlink:href="./ObjectReplacements/Object 1" xlink:type="simple" xlink:show="embed" xlink:actuate="onLoad"/><svg:desc>formule</svg:desc></draw:frame>Dth diffusivité thermique, slide ODG</text:p>
      <text:p text:style-name="P3"/>
      <text:p text:style-name="P3"><text:span text:style-name="T7">Transition</text:span> : Etude en régime permanent </text:p>
      <text:p text:style-name="P3"/>
      <text:list xml:id="list3607309601" text:style-name="L6">
        <text:list-item>
          <text:list>
            <text:list-item>
              <text:list>
                <text:list-item>
                  <text:p text:style-name="P14">Etude en régime permanent </text:p>
                </text:list-item>
              </text:list>
            </text:list-item>
          </text:list>
        </text:list-item>
      </text:list>
      <text:p text:style-name="P4"><text:span text:style-name="T10">exp</text:span> : Fruchart p 384, barre de cuivre avec condition aux limites, schéma slide</text:p>
      <text:p text:style-name="P5"><text:span text:style-name="T2">Données </text:span><text:span text:style-name="T9">:</text:span><text:a xlink:type="simple" xlink:href="https://physique-pt-cluny.monsite-orange.fr/file/a016cc98ec2bb13e2494ea50256faf64.pdf" text:style-name="Internet_20_link" text:visited-style-name="Visited_20_Internet_20_Link">https://physique-pt-cluny.monsite-orange.fr/file/a016cc98ec2bb13e2494ea50256faf64.pdf</text:a> </text:p>
      <text:p text:style-name="P4">Soit une barre calorifugée de section S et de longueur L, avec une résistance chauffante à un bout émettant un flux thermique permanent et une dissipation de chaleur à l’autre bout. Les conditions aux limites sont ainsi fixées : T(x = 0) = T0 et T(x = L) = Te</text:p>
      <text:p text:style-name="P4">Si on regarde uniquement au temps long : la température ne change plus avec le temps → régime permanent dT/dt =0 → <text:s/>T= ax+b on obtient une relation affine</text:p>
      <text:p text:style-name="P4">Avec les conditions aux limites T(x=0) =To=b ; T(x=L)=Te=aL+To</text:p>
      <text:p text:style-name="P4"><draw:frame draw:style-name="fr1" draw:name="Objet23" text:anchor-type="as-char" svg:y="-0.619cm" svg:width="3.84cm" svg:height="0.998cm" draw:z-index="9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P4"><text:span text:style-name="T10">exp</text:span> :Avec ODG on peut faire mesure de lambda : <draw:frame draw:style-name="fr1" draw:name="Objet24" text:anchor-type="as-char" svg:y="-0.681cm" svg:width="2.635cm" svg:height="1.074cm" draw:z-index="11"><draw:object xlink:href="./Object 2" xlink:type="simple" xlink:show="embed" xlink:actuate="onLoad"/><draw:image xlink:href="./ObjectReplacements/Object 2" xlink:type="simple" xlink:show="embed" xlink:actuate="onLoad"/></draw:frame>, si D diminue, <text:span text:style-name="T11">τ</text:span><text:span text:style-name="T12"> augmente </text:span></text:p>
      <text:p text:style-name="P4">On obtient un profil de température cohérent avec l'expérience.</text:p>
      <text:p text:style-name="P4">Problème : dans un cas parfait la température augmenterait jusqu'à être uniforme partout, il y a des pertes.</text:p>
      <text:p text:style-name="P4"/>
      <text:p text:style-name="P4"><text:span text:style-name="T7">Transition</text:span> : d'où viennent ces pertes ?</text:p>
      <text:p text:style-name="P4"/>
      <text:list xml:id="list3566340702" text:style-name="L7">
        <text:list-header>
          <text:p text:style-name="P15">II. Rayonnement</text:p>
        </text:list-header>
      </text:list>
      <text:p text:style-name="P6"><text:span text:style-name="T6">Rayonnement</text:span> : transfert d’énergie thermique par des ondes électromagnétiques. Donc même en l'absence de milieu matériel.</text:p>
      <text:p text:style-name="P4">Un corps chauffé rayonne et nous avons vu des modèles de types corps noir reliant la puissance de ce rayonnement à la température du corps en question.</text:p>
      <text:p text:style-name="P4">Les ondes électromagnétiques chauffent l’objet qui les reçoit par absorption.</text:p>
      <text:p text:style-name="P6"><text:span text:style-name="T6">Corps noir</text:span> : Corps idéal qui absorbe toutes les radiations électromagnétiques et dont l’émission ne dépend que de sa température. Gustave Kirchhoff, 1862. Il est à l’équilibre radiatif.</text:p>
      <text:p text:style-name="P6">Modèle : Loi de Wien λmax =2,89*10<text:span text:style-name="T4">-3</text:span><text:span text:style-name="T14">/T (slide)</text:span></text:p>
      <text:p text:style-name="P4">Ce qui va nous intéresser ici c'est plus la puissance qui est rayonnée par un corps noir</text:p>
      <text:p text:style-name="P4">Loi de Stefan : Ps= <text:span text:style-name="T11">σ</text:span><text:span text:style-name="T12">T</text:span><text:span text:style-name="T5">4 <text:s/></text:span><text:span text:style-name="T15">avec </text:span><text:span text:style-name="T16">σ</text:span><text:span text:style-name="T15">=5,68*10</text:span><text:span text:style-name="T5">-8</text:span><text:span text:style-name="T15">Wm2K-4</text:span></text:p>
      <text:p text:style-name="P4">On peut mesurer la puissance rayonné par la barre.</text:p>
      <text:p text:style-name="P5"/>
      <text:list xml:id="list359820748" text:style-name="L8">
        <text:list-item>
          <text:p text:style-name="P16">Convection</text:p>
        </text:list-item>
      </text:list>
      <text:p text:style-name="P1"><text:a xlink:type="simple" xlink:href="https://svt.ac-versailles.fr/spip.php?article519" text:style-name="Internet_20_link" text:visited-style-name="Visited_20_Internet_20_Link">https://svt.ac-versailles.fr/spip.php?article519</text:a> </text:p>
      <text:p text:style-name="P3">Comme on a vu un objet peut rayonner mais quand vous soufflez sur la barre de fer qui est chaude, ce n'est pas le rayonnement qui fait que vous la refroidissez.</text:p>
      <text:p text:style-name="P3">C'est la convection</text:p>
      <text:p text:style-name="P3"><text:span text:style-name="T6">Convection</text:span> : transport d’énergie propre aux fluides, associé à un mouvement macroscopique du fluide. Les particules de fluides transportent de l’énergie en se déplaçant. </text:p>
      <text:p text:style-name="P3">On peut modéliser ce phénomène par le modèle conducto-convectif :</text:p>
      <text:p text:style-name="P3">Pour cela, on considère un solide à température Tc <text:s/>en contact avec un fluide à température T0 &lt; Tc. Il s’établit alors une couche limite entre le fluide et le solide au sein de laquelle la température passe progressivement de Tc à T0. Le flux thermique du solide vers le fluide suit la loi phénoménologique de Newton : jth = −h(Tc − T0) <text:span text:style-name="T12">avec h coeff conducto convectif en Wm</text:span><text:span text:style-name="T5">-2</text:span><text:span text:style-name="T12">K</text:span><text:span text:style-name="T5">-1</text:span></text:p>
      <text:p text:style-name="P3">Le flux dans ce modèle vaut : d<text:span text:style-name="T11">Φ</text:span><text:span text:style-name="T12">=h(T(x)-Te)dS </text:span></text:p>
      <text:p text:style-name="P6">Il caractérise la facilité d'avoir un transfert à l'interface solide-fluide, il dépend de la nature du <text:soft-page-break/>fluide, pour l'air h=10Wm-2K-1</text:p>
      <text:p text:style-name="P6">Pour comprendre pourquoi on a des pertes : il faut comprendre qu'au bord de la barre l'air se réchauffe puis comme il est plus chaud il devient moins dense et est remplacé par de l'aire frais (slide)</text:p>
      <text:p text:style-name="P6">Ici on a des pertes par convection : A calculer pour la barre</text:p>
      <text:p text:style-name="P6">On a bien majoritairement des pertes par convection ici, ça explique pourquoi on a pas une barre à la même température partout.</text:p>
      <text:p text:style-name="P1"/>
      <text:p text:style-name="Standard"/>
      <text:p text:style-name="Standard"><text:tab/><text:span text:style-name="T8">Conclusion</text:span></text:p>
      <text:p text:style-name="Standard">En conclusion, nous avons étudié ici les 3 modes de transferts thermique, à savoir le rayonnement, la conduction et la convection. Nous avons vu les différentes lois qui leur sont associées. </text:p>
      <text:p text:style-name="Standard"/>
      <text:p text:style-name="Standard"/>
      <text:p text:style-name="P17">Questions : </text:p>
      <text:p text:style-name="P19">- Comment on chauffe barre de cuivre ? Peltier</text:p>
      <text:p text:style-name="P19">- Capacité calorifique massique ? quantité d’energie à fournir à 1kg pour augmenter d’1°</text:p>
      <text:p text:style-name="P19">- Couche limite thermique ? Température dans le sol, si on est en dessous d’une couche plus du tout de variations. Retrouver formule rapidement par analyse dimensionnelle ?</text:p>
      <text:p text:style-name="P19">- 3 ème loi du rayonnement ? Loi de Planck</text:p>
      <text:p text:style-name="P19">- Différence température et chaleur ? température : propriété macroscopique qui reflète agitation, chaleur : transfert thermique, énergie. Exemple objet à très haute température mais pas chaud ? Etincelles sur bougie magique, température ~4000 K mais ne brûle pas</text:p>
      <text:p text:style-name="P19">- Température au centre du Soleil ? ~15000000K</text:p>
      <text:p text:style-name="P19">- Tracer profile température dans atmosphère ? Modèle valide tant que quoi ? atroposhpère (11km) Pourquoi change lorsque au-dessus ? Masse volumique change, réflexion en haut de l’atroposphère - Température en haut de atroposphère ? 220K</text:p>
      <text:p text:style-name="P19">- A quelle altitude vole les avions ? 12km. A quelle altitude sont les nuages (plus haut) ? entre 5 et 20km</text:p>
      <text:p text:style-name="P19">- Qui a initié travaux sur atmosphère, et effet de serre ? Arrhénius</text:p>
      <text:p text:style-name="P19">- Quel gaz participe le plus à effet de serre ? H2O (50%) et CO2 (25%, alors que très peu présent)</text:p>
      <text:p text:style-name="P19">- Qu’est ce que l’albedo ? Coefficient de réflexion d’une surface par rapport au rayonnement - Loi de convection ? Newton</text:p>
      <text:p text:style-name="P19">- Convection dans un solide ? Non</text:p>
      <text:p text:style-name="P19">- Peut-on faire convection en apesanteur ? Pas possible de faire convection naturelle, mais forcée oui</text:p>
      <text:p text:style-name="P19">- Convection de Rayleigh-Benard marche pour toute température ? A partir de différence de 2°</text:p>
      <text:p text:style-name="P19">- Conduction, analogie thermique électrique ?</text:p>
      <text:p text:style-name="P19">- Origine de loi de Fourier ? C’est quoi les hypothèses ? Pas trop grande différence de température (DL à ordre 1), milieu homogène et contin<text:span text:style-name="T20">u</text:span></text:p>
      <text:p text:style-name="P19"/>
      <text:p text:style-name="P20">Pouvez-vous définir clairement chacun des modes thermiques ? Rayonnement : transfert thermique émis par un corps chauffé à une température T. Conduction : transfert thermique de proche en proche. Convection : transfert thermique (déplacement d’énergie interne) par déplacement du fluide. </text:p>
      <text:p text:style-name="P20">Énoncer le 2nd principe de la thermo. Il existe une fonction d’état extensive S appelée entropie telle que lors d’une transformation ∆S = Se + Sc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5:51:28.43</meta:creation-date>
    <dc:date>2021-04-18T11:11:03.724000000</dc:date>
    <meta:editing-duration>PT8H5M46S</meta:editing-duration>
    <meta:editing-cycles>57</meta:editing-cycles>
    <meta:generator>LibreOffice/6.2.8.2$Windows_X86_64 LibreOffice_project/f82ddfca21ebc1e222a662a32b25c0c9d20169ee</meta:generator>
    <meta:document-statistic meta:table-count="0" meta:image-count="0" meta:object-count="13" meta:page-count="4" meta:paragraph-count="119" meta:word-count="1698" meta:character-count="10451" meta:non-whitespace-character-count="8847"/>
  </office:meta>
</office:document-meta>
</file>

<file path=Object 1/content.xml><?xml version="1.0" encoding="utf-8"?>
<math xmlns="http://www.w3.org/1998/Math/MathML">
  <semantics>
    <mrow>
      <mrow>
        <mi mathvariant="italic">Dth</mi>
        <mo stretchy="false">=</mo>
        <mfrac>
          <mrow>
            <mo stretchy="false">λ</mo>
          </mrow>
          <mrow>
            <mo stretchy="false">ρ</mo>
            <mi>c</mi>
          </mrow>
        </mfrac>
      </mrow>
    </mrow>
    <annotation encoding="StarMath 5.0">Dth= {%lambda} over {%rho c} </annotation>
  </semantics>
</math>
</file>

<file path=Object 13/content.xml><?xml version="1.0" encoding="utf-8"?>
<math xmlns="http://www.w3.org/1998/Math/MathML">
  <semantics>
    <mrow>
      <mo stretchy="false">δ</mo>
      <mrow>
        <mi>Q</mi>
        <mo stretchy="false">=</mo>
        <mover accent="true">
          <mi>j</mi>
          <mo stretchy="false">⃗</mo>
        </mover>
      </mrow>
      <mrow>
        <mo stretchy="false">(</mo>
        <mrow>
          <mi>M</mi>
          <mi>,</mi>
          <mi>t</mi>
        </mrow>
        <mo stretchy="false">)</mo>
      </mrow>
      <mn>.</mn>
      <mover accent="true">
        <mi>n</mi>
        <mo stretchy="false">⃗</mo>
      </mover>
      <msub>
        <mi mathvariant="italic">dS</mi>
        <mrow>
          <mi>M</mi>
        </mrow>
      </msub>
      <mi mathvariant="italic">dt</mi>
    </mrow>
    <annotation encoding="StarMath 5.0">%delta Q = vec j(M,t) . vec n dS_{M} dt </annotation>
  </semantics>
</math>
</file>

<file path=Object 14/content.xml><?xml version="1.0" encoding="utf-8"?>
<math xmlns="http://www.w3.org/1998/Math/MathML">
  <semantics>
    <mrow>
      <mi>d</mi>
      <mrow>
        <mo stretchy="false">ϕ</mo>
        <mo stretchy="false">=</mo>
        <mover accent="true">
          <mi mathvariant="italic">jth</mi>
          <mo stretchy="false">⃗</mo>
        </mover>
      </mrow>
      <mn>.</mn>
      <mover accent="true">
        <mi>n</mi>
        <mo stretchy="false">⃗</mo>
      </mover>
      <msub>
        <mi mathvariant="italic">dS</mi>
        <mrow>
          <mi>M</mi>
        </mrow>
      </msub>
    </mrow>
    <annotation encoding="StarMath 5.0">d%phi = vec jth . vec n dS_{M}</annotation>
  </semantics>
</math>
</file>

<file path=Object 15/content.xml><?xml version="1.0" encoding="utf-8"?>
<math xmlns="http://www.w3.org/1998/Math/MathML">
  <semantics>
    <mrow>
      <mrow>
        <mo stretchy="false">Φ</mo>
        <mo stretchy="false">=</mo>
        <mrow>
          <mo stretchy="false">∬</mo>
          <mover accent="true">
            <mi>j</mi>
            <mo stretchy="false">⃗</mo>
          </mover>
        </mrow>
      </mrow>
      <mover accent="true">
        <mi>n</mi>
        <mo stretchy="false">⃗</mo>
      </mover>
      <msub>
        <mi mathvariant="italic">dS</mi>
        <mrow>
          <mi>M</mi>
        </mrow>
      </msub>
    </mrow>
    <annotation encoding="StarMath 5.0">%PHI  = iint vec j vec n dS_{M} </annotation>
  </semantics>
</math>
</file>

<file path=Object 16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row>
          <mo stretchy="false">−</mo>
          <mo stretchy="false">λ</mo>
        </mrow>
      </mrow>
      <mover accent="true">
        <mi mathvariant="italic">grad</mi>
        <mo stretchy="false">⃗</mo>
      </mover>
      <mi>T</mi>
    </mrow>
    <annotation encoding="StarMath 5.0">vec j=-%lambda vec grad T</annotation>
  </semantics>
</math>
</file>

<file path=Object 17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row>
          <mo stretchy="false">−</mo>
          <mo stretchy="false">σ</mo>
        </mrow>
      </mrow>
      <mover accent="true">
        <mi mathvariant="italic">grad</mi>
        <mo stretchy="false">⃗</mo>
      </mover>
      <mi>V</mi>
    </mrow>
    <annotation encoding="StarMath 5.0">vec j = - %sigma  vec grad V</annotation>
  </semantics>
</math>
</file>

<file path=Object 18/content.xml><?xml version="1.0" encoding="utf-8"?>
<math xmlns="http://www.w3.org/1998/Math/MathML">
  <semantics>
    <mrow>
      <mrow>
        <msub>
          <mi>R</mi>
          <mrow>
            <mi mathvariant="italic">elec</mi>
          </mrow>
        </msub>
        <mo stretchy="false">=</mo>
        <mfrac>
          <mrow>
            <mn>1</mn>
          </mrow>
          <mrow>
            <mo stretchy="false">σ</mo>
          </mrow>
        </mfrac>
      </mrow>
      <mrow>
        <mfrac>
          <mrow>
            <mi>L</mi>
          </mrow>
          <mrow>
            <mi>S</mi>
          </mrow>
        </mfrac>
        <mo stretchy="false">=</mo>
        <mfrac>
          <mrow>
            <mo stretchy="false">Δ</mo>
            <mi>V</mi>
          </mrow>
          <mrow>
            <mi>I</mi>
          </mrow>
        </mfrac>
      </mrow>
    </mrow>
    <annotation encoding="StarMath 5.0">R_{elec} = {1} over {%sigma } {L} over {S} = {%DELTA V } over {I} </annotation>
  </semantics>
</math>
</file>

<file path=Object 19/content.xml><?xml version="1.0" encoding="utf-8"?>
<math xmlns="http://www.w3.org/1998/Math/MathML">
  <semantics>
    <mrow>
      <mrow>
        <msub>
          <mi>R</mi>
          <mrow>
            <mi mathvariant="italic">th</mi>
          </mrow>
        </msub>
        <mo stretchy="false">=</mo>
        <mfrac>
          <mrow>
            <mn>1</mn>
          </mrow>
          <mrow>
            <mo stretchy="false">λ</mo>
          </mrow>
        </mfrac>
      </mrow>
      <mrow>
        <mfrac>
          <mrow>
            <mi>L</mi>
          </mrow>
          <mrow>
            <mi>S</mi>
          </mrow>
        </mfrac>
        <mo stretchy="false">=</mo>
        <mfrac>
          <mrow>
            <mo stretchy="false">Δ</mo>
            <mi>T</mi>
          </mrow>
          <mrow>
            <mo stretchy="false">Φ</mo>
          </mrow>
        </mfrac>
      </mrow>
    </mrow>
    <annotation encoding="StarMath 5.0">R_{th} = {1} over {%lambda } {L} over {S} = {%DELTA  T } over {%PHI }</annotation>
  </semantics>
</math>
</file>

<file path=Object 2/content.xml><?xml version="1.0" encoding="utf-8"?>
<math xmlns="http://www.w3.org/1998/Math/MathML">
  <semantics>
    <mrow>
      <mrow>
        <mrow>
          <mi mathvariant="italic">Dth</mi>
          <mo stretchy="false">=</mo>
          <mfrac>
            <mrow>
              <mo stretchy="false">λ</mo>
            </mrow>
            <mrow>
              <mo stretchy="false">ρ</mo>
              <mi>c</mi>
            </mrow>
          </mfrac>
        </mrow>
        <mo stretchy="false">=</mo>
        <mfrac>
          <mrow>
            <msup>
              <mi>L</mi>
              <mrow>
                <mn>2</mn>
              </mrow>
            </msup>
          </mrow>
          <mrow>
            <mo stretchy="false">τ</mo>
          </mrow>
        </mfrac>
      </mrow>
    </mrow>
    <annotation encoding="StarMath 5.0">Dth= {%lambda} over {%rho c} = {L^{2}} over {%tau }</annotation>
  </semantics>
</math>
</file>

<file path=Object 20/content.xml><?xml version="1.0" encoding="utf-8"?>
<math xmlns="http://www.w3.org/1998/Math/MathML">
  <semantics>
    <mtable>
      <mtr>
        <mtd>
          <mrow>
            <mrow>
              <mi mathvariant="italic">dU</mi>
              <mo stretchy="false">=</mo>
              <mo stretchy="false">δ</mo>
            </mrow>
            <mrow>
              <mi>W</mi>
              <mo stretchy="false">+</mo>
              <mo stretchy="false">δ</mo>
            </mrow>
            <mrow>
              <mi>Q</mi>
              <mo stretchy="false">=</mo>
              <mo stretchy="false">δ</mo>
            </mrow>
            <mrow>
              <mi>Q</mi>
              <mo stretchy="false">=</mo>
              <mi mathvariant="italic">dm</mi>
            </mrow>
            <mi>c</mi>
            <mrow>
              <mrow>
                <mo stretchy="false">(</mo>
                <mrow>
                  <mi>T</mi>
                  <mrow>
                    <mrow>
                      <mo stretchy="false">(</mo>
                      <mrow>
                        <mi>x</mi>
                        <mi>,</mi>
                        <mrow>
                          <mi>t</mi>
                          <mo stretchy="false">+</mo>
                          <mi mathvariant="italic">dt</mi>
                        </mrow>
                      </mrow>
                      <mo stretchy="false">)</mo>
                    </mrow>
                    <mo stretchy="false">−</mo>
                    <mi>T</mi>
                  </mrow>
                  <mrow>
                    <mo stretchy="false">(</mo>
                    <mrow>
                      <mi>x</mi>
                      <mi>,</mi>
                      <mi>t</mi>
                    </mrow>
                    <mo stretchy="false">)</mo>
                  </mrow>
                </mrow>
                <mo stretchy="false">)</mo>
              </mrow>
              <mo stretchy="false">=</mo>
              <mo stretchy="false">ρ</mo>
            </mrow>
            <mi>c</mi>
            <mi>S</mi>
            <mfrac>
              <mrow>
                <mo stretchy="false">δ</mo>
                <mi>T</mi>
              </mrow>
              <mrow>
                <mo stretchy="false">δ</mo>
                <mi>t</mi>
              </mrow>
            </mfrac>
            <mi mathvariant="italic">dxdt</mi>
          </mrow>
        </mtd>
      </mtr>
      <mtr>
        <mtd>
          <mrow>
            <mrow>
              <mi mathvariant="italic">dU</mi>
              <mo stretchy="false">=</mo>
              <mi>j</mi>
            </mrow>
            <mrow>
              <mo stretchy="false">(</mo>
              <mrow>
                <mi>x</mi>
                <mi>,</mi>
                <mi>t</mi>
              </mrow>
              <mo stretchy="false">)</mo>
            </mrow>
            <mrow>
              <mi mathvariant="italic">Sdt</mi>
              <mo stretchy="false">−</mo>
              <mi>j</mi>
            </mrow>
            <mrow>
              <mo stretchy="false">(</mo>
              <mrow>
                <mrow>
                  <mi>x</mi>
                  <mo stretchy="false">+</mo>
                  <mi mathvariant="italic">dx</mi>
                </mrow>
                <mi>,</mi>
                <mi>t</mi>
              </mrow>
              <mo stretchy="false">)</mo>
            </mrow>
            <mi mathvariant="italic">Sdt</mi>
          </mrow>
        </mtd>
      </mtr>
      <mtr>
        <mtd>
          <mrow>
            <mrow>
              <mi mathvariant="italic">dU</mi>
              <mo stretchy="false">=</mo>
              <mfrac>
                <mrow>
                  <mo stretchy="false">−</mo>
                  <mrow>
                    <mo stretchy="false">δ</mo>
                    <mi>j</mi>
                  </mrow>
                </mrow>
                <mrow>
                  <mo stretchy="false">δ</mo>
                  <mi>x</mi>
                </mrow>
              </mfrac>
            </mrow>
            <mi mathvariant="italic">Sdxdt</mi>
          </mrow>
        </mtd>
      </mtr>
    </mtable>
    <annotation encoding="StarMath 5.0">dU = %delta W + %delta Q = %delta Q =dm c (T(x,t+dt) - T(x,t) )=%rho c S {%delta T} over {%delta t} dxdt newline
dU = j(x,t)Sdt - j(x+dx,t)Sdt newline
dU = - {%delta j} over {%delta x} Sdxdt </annotation>
  </semantics>
</math>
</file>

<file path=Object 21/content.xml><?xml version="1.0" encoding="utf-8"?>
<math xmlns="http://www.w3.org/1998/Math/MathML">
  <semantics>
    <mrow>
      <mrow>
        <mi>j</mi>
        <mo stretchy="false">=</mo>
        <mrow>
          <mo stretchy="false">−</mo>
          <mo stretchy="false">λ</mo>
        </mrow>
      </mrow>
      <mfrac>
        <mrow>
          <mo stretchy="false">δ</mo>
          <mi>T</mi>
        </mrow>
        <mrow>
          <mo stretchy="false">δ</mo>
          <mi>x</mi>
        </mrow>
      </mfrac>
    </mrow>
    <annotation encoding="StarMath 5.0">j = - %lambda  {%delta T} over {%delta x} </annotation>
  </semantics>
</math>
</file>

<file path=Object 22/content.xml><?xml version="1.0" encoding="utf-8"?>
<math xmlns="http://www.w3.org/1998/Math/MathML">
  <semantics>
    <mrow>
      <mo stretchy="false">λ</mo>
      <mrow>
        <mfrac>
          <mrow>
            <msup>
              <mo stretchy="false">δ</mo>
              <mrow>
                <mn>2</mn>
              </mrow>
            </msup>
            <mi>T</mi>
          </mrow>
          <mrow>
            <mo stretchy="false">δ</mo>
            <msup>
              <mi>x</mi>
              <mrow>
                <mn>2</mn>
              </mrow>
            </msup>
          </mrow>
        </mfrac>
        <mo stretchy="false">=</mo>
        <mo stretchy="false">ρ</mo>
      </mrow>
      <mi>c</mi>
      <mfrac>
        <mrow>
          <mo stretchy="false">δ</mo>
          <mi>T</mi>
        </mrow>
        <mrow>
          <mo stretchy="false">δ</mo>
          <mi>x</mi>
        </mrow>
      </mfrac>
    </mrow>
    <annotation encoding="StarMath 5.0">%lambda {%delta ^{2} T} over {%delta x^{2}} = %rho  c {%delta T} over { %delta x}</annotation>
  </semantics>
</math>
</file>

<file path=Object 23/content.xml><?xml version="1.0" encoding="utf-8"?>
<math xmlns="http://www.w3.org/1998/Math/MathML">
  <semantics>
    <mrow>
      <mi>T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i mathvariant="italic">Te</mi>
              <mo stretchy="false">−</mo>
              <mi mathvariant="italic">T0</mi>
            </mrow>
          </mrow>
          <mrow>
            <mi>L</mi>
          </mrow>
        </mfrac>
      </mrow>
      <mrow>
        <mi>x</mi>
        <mo stretchy="false">+</mo>
        <mi mathvariant="italic">T0</mi>
      </mrow>
    </mrow>
    <annotation encoding="StarMath 5.0">T(x) = {Te-T0} over {L} x + T0</annotation>
  </semantics>
</math>
</file>